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300000163C7A11C356548D9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44cm" svg:height="7.044cm" svg:x="7.461cm" svg:y="11.615cm">
          <draw:image xlink:href="Pictures/100000000000016300000163C7A11C356548D9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5:31.031046344</meta:creation-date>
    <dc:date>2018-04-17T16:05:44.659716347</dc:date>
    <meta:editing-duration>PT1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